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Ganancia PC" draw:style-name="gr1" draw:text-style-name="P1" svg:width="159.99mm" svg:height="89.99mm" svg:x="211.01mm" svg:y="0mm">
            <draw:object draw:notify-on-update-of-ranges="Hoja1.A2:Hoja1.A2 Hoja1.A3:Hoja1.A6 Hoja1.C2:Hoja1.C2 Hoja1.C3:Hoja1.C6 Hoja1.A2:Hoja1.A2 Hoja1.A3:Hoja1.A6 Hoja1.G2:Hoja1.G2 Hoja1.G3:Hoja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Ganancia PC</svg:title>
          </draw:frame>
          <draw:frame draw:z-index="1" draw:style-name="gr1" draw:text-style-name="P1" svg:width="159.97mm" svg:height="90.04mm" svg:x="214.67mm" svg:y="95.36mm">
            <draw:object draw:notify-on-update-of-ranges="Hoja1.A16:Hoja1.A16 Hoja1.A17:Hoja1.A28 Hoja1.C16:Hoja1.C16 Hoja1.C17:Hoja1.C28 Hoja1.A16:Hoja1.A16 Hoja1.A17:Hoja1.A28 Hoja1.G16:Hoja1.G16 Hoja1.G17:Hoja1.G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PC N=50000</text:p>
          </table:table-cell>
          <table:table-cell table:number-columns-repeated="3"/>
          <table:table-cell office:value-type="string" calcext:value-type="string">
            <text:p>PC N=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úcle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50000</text:p>
          </table:table-cell>
          <table:table-cell/>
          <table:table-cell office:value-type="string" calcext:value-type="string">
            <text:p>Núcle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09073" calcext:value-type="float">
            <text:p>1,809073</text:p>
          </table:table-cell>
          <table:table-cell table:formula="of:=1.809073/[.B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91372" calcext:value-type="float">
            <text:p>0,291372</text:p>
          </table:table-cell>
          <table:table-cell table:formula="of:=0.074579/[.F3]" office:value-type="float" office:value="0.255958019301786" calcext:value-type="float">
            <text:p>0,255958019301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6946" calcext:value-type="float">
            <text:p>0,956946</text:p>
          </table:table-cell>
          <table:table-cell table:formula="of:=1.809073/[.B4]" office:value-type="float" office:value="1.89046508371423" calcext:value-type="float">
            <text:p>1,890465083714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1269" calcext:value-type="float">
            <text:p>0,161269</text:p>
          </table:table-cell>
          <table:table-cell table:formula="of:=0.074579/[.F4]" office:value-type="float" office:value="0.462450936013741" calcext:value-type="float">
            <text:p>0,4624509360137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1472" calcext:value-type="float">
            <text:p>0,671472</text:p>
          </table:table-cell>
          <table:table-cell table:formula="of:=1.809073/[.B5]" office:value-type="float" office:value="2.69418978006529" calcext:value-type="float">
            <text:p>2,694189780065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511" calcext:value-type="float">
            <text:p>0,118511</text:p>
          </table:table-cell>
          <table:table-cell table:formula="of:=0.074579/[.F5]" office:value-type="float" office:value="0.629300233733577" calcext:value-type="float">
            <text:p>0,629300233733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1054" calcext:value-type="float">
            <text:p>0,501054</text:p>
          </table:table-cell>
          <table:table-cell table:formula="of:=1.809073/[.B6]" office:value-type="float" office:value="3.61053499223637" calcext:value-type="float">
            <text:p>3,61053499223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92799" calcext:value-type="float">
            <text:p>0,092799</text:p>
          </table:table-cell>
          <table:table-cell table:formula="of:=0.074579/[.F6]" office:value-type="float" office:value="0.803661677388765" calcext:value-type="float">
            <text:p>0,803661677388765</text:p>
          </table:table-cell>
        </table:table-row>
        <table:table-row table:style-name="ro1" table:number-rows-repeated="8">
          <table:table-cell table:style-name="ce2" table:number-columns-repeated="3"/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Atcgrid N=50000</text:p>
          </table:table-cell>
          <table:table-cell table:number-columns-repeated="3"/>
          <table:table-cell office:value-type="string" calcext:value-type="string">
            <text:p>Atcgrid N=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úcle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50000</text:p>
          </table:table-cell>
          <table:table-cell/>
          <table:table-cell office:value-type="string" calcext:value-type="string">
            <text:p>Núcleos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Ganancia 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22839" calcext:value-type="float">
            <text:p>4,022839</text:p>
          </table:table-cell>
          <table:table-cell table:formula="of:=4.022839/[.B17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561" calcext:value-type="float">
            <text:p>0,74561</text:p>
          </table:table-cell>
          <table:table-cell table:formula="of:=0.74561/[.F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10007" calcext:value-type="float">
            <text:p>4,710007</text:p>
          </table:table-cell>
          <table:table-cell table:formula="of:=4.022839/[.B18]" office:value-type="float" office:value="0.854104675428296" calcext:value-type="float">
            <text:p>0,854104675428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1683" calcext:value-type="float">
            <text:p>0,361683</text:p>
          </table:table-cell>
          <table:table-cell table:formula="of:=0.74561/[.F18]" office:value-type="float" office:value="2.06150136998421" calcext:value-type="float">
            <text:p>2,06150136998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50411" calcext:value-type="float">
            <text:p>4,550411</text:p>
          </table:table-cell>
          <table:table-cell table:formula="of:=4.022839/[.B19]" office:value-type="float" office:value="0.884060582659456" calcext:value-type="float">
            <text:p>0,884060582659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0513" calcext:value-type="float">
            <text:p>0,360513</text:p>
          </table:table-cell>
          <table:table-cell table:formula="of:=0.74561/[.F19]" office:value-type="float" office:value="2.06819171569403" calcext:value-type="float">
            <text:p>2,068191715694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7483" calcext:value-type="float">
            <text:p>1,297483</text:p>
          </table:table-cell>
          <table:table-cell table:formula="of:=4.022839/[.B20]" office:value-type="float" office:value="3.10049457295394" calcext:value-type="float">
            <text:p>3,100494572953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69549" calcext:value-type="float">
            <text:p>1,169549</text:p>
          </table:table-cell>
          <table:table-cell table:formula="of:=0.74561/[.F20]" office:value-type="float" office:value="0.637519248872856" calcext:value-type="float">
            <text:p>0,637519248872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5288" calcext:value-type="float">
            <text:p>1,145288</text:p>
          </table:table-cell>
          <table:table-cell table:formula="of:=4.022839/[.B21]" office:value-type="float" office:value="3.5125130098281" calcext:value-type="float">
            <text:p>3,51251300982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3918" calcext:value-type="float">
            <text:p>0,053918</text:p>
          </table:table-cell>
          <table:table-cell table:formula="of:=0.74561/[.F21]" office:value-type="float" office:value="13.828591564969" calcext:value-type="float">
            <text:p>13,828591564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7879" calcext:value-type="float">
            <text:p>1,537879</text:p>
          </table:table-cell>
          <table:table-cell table:formula="of:=4.022839/[.B22]" office:value-type="float" office:value="2.61583583623939" calcext:value-type="float">
            <text:p>2,615835836239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949" calcext:value-type="float">
            <text:p>0,41949</text:p>
          </table:table-cell>
          <table:table-cell table:formula="of:=0.74561/[.F22]" office:value-type="float" office:value="1.77742020071992" calcext:value-type="float">
            <text:p>1,77742020071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49285" calcext:value-type="float">
            <text:p>1,149285</text:p>
          </table:table-cell>
          <table:table-cell table:formula="of:=4.022839/[.B23]" office:value-type="float" office:value="3.50029714126609" calcext:value-type="float">
            <text:p>3,500297141266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94989" calcext:value-type="float">
            <text:p>0,294989</text:p>
          </table:table-cell>
          <table:table-cell table:formula="of:=0.74561/[.F23]" office:value-type="float" office:value="2.52758577438481" calcext:value-type="float">
            <text:p>2,52758577438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19205" calcext:value-type="float">
            <text:p>1,019205</text:p>
          </table:table-cell>
          <table:table-cell table:formula="of:=4.022839/[.B24]" office:value-type="float" office:value="3.94703617034846" calcext:value-type="float">
            <text:p>3,947036170348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6235" calcext:value-type="float">
            <text:p>0,16235</text:p>
          </table:table-cell>
          <table:table-cell table:formula="of:=0.74561/[.F24]" office:value-type="float" office:value="4.59260856174931" calcext:value-type="float">
            <text:p>4,592608561749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4729" calcext:value-type="float">
            <text:p>0,704729</text:p>
          </table:table-cell>
          <table:table-cell table:formula="of:=4.022839/[.B25]" office:value-type="float" office:value="5.70834888304582" calcext:value-type="float">
            <text:p>5,708348883045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6403" calcext:value-type="float">
            <text:p>0,016403</text:p>
          </table:table-cell>
          <table:table-cell table:formula="of:=0.74561/[.F25]" office:value-type="float" office:value="45.4557093214656" calcext:value-type="float">
            <text:p>45,4557093214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5787" calcext:value-type="float">
            <text:p>0,995787</text:p>
          </table:table-cell>
          <table:table-cell table:formula="of:=4.022839/[.B26]" office:value-type="float" office:value="4.03985892565378" calcext:value-type="float">
            <text:p>4,03985892565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98886" calcext:value-type="float">
            <text:p>0,398886</text:p>
          </table:table-cell>
          <table:table-cell table:formula="of:=0.74561/[.F26]" office:value-type="float" office:value="1.86923080779972" calcext:value-type="float">
            <text:p>1,86923080779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06786" calcext:value-type="float">
            <text:p>1,206786</text:p>
          </table:table-cell>
          <table:table-cell table:formula="of:=4.022839/[.B27]" office:value-type="float" office:value="3.33351480709919" calcext:value-type="float">
            <text:p>3,333514807099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91225" calcext:value-type="float">
            <text:p>0,491225</text:p>
          </table:table-cell>
          <table:table-cell table:formula="of:=0.74561/[.F27]" office:value-type="float" office:value="1.51785841518652" calcext:value-type="float">
            <text:p>1,51785841518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9571" calcext:value-type="float">
            <text:p>0,979571</text:p>
          </table:table-cell>
          <table:table-cell table:formula="of:=4.022839/[.B28]" office:value-type="float" office:value="4.10673549951969" calcext:value-type="float">
            <text:p>4,106735499519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64218" calcext:value-type="float">
            <text:p>0,464218</text:p>
          </table:table-cell>
          <table:table-cell table:formula="of:=0.74561/[.F28]" office:value-type="float" office:value="1.60616348353575" calcext:value-type="float">
            <text:p>1,60616348353575</text:p>
          </table:table-cell>
        </table:table-row>
      </table:table>
      <table:table table:name="Hoja2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561" calcext:value-type="float">
            <text:p>0,74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1683" calcext:value-type="float">
            <text:p>0,361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0513" calcext:value-type="float">
            <text:p>0,360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69549" calcext:value-type="float">
            <text:p>1,169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3918" calcext:value-type="float">
            <text:p>0,053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949" calcext:value-type="float">
            <text:p>0,419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4989" calcext:value-type="float">
            <text:p>0,2949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235" calcext:value-type="float">
            <text:p>0,162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6403" calcext:value-type="float">
            <text:p>0,016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8886" calcext:value-type="float">
            <text:p>0,3988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1225" calcext:value-type="float">
            <text:p>0,491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64218" calcext:value-type="float">
            <text:p>0,464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07cm" svg:y="0.316cm" chart:style-name="ch2">
          <text:p>Ganancia PC</text:p>
        </chart:title>
        <chart:legend chart:legend-position="end" svg:x="12.169cm" svg:y="3.952cm" style:legend-expansion="high" chart:style-name="ch3"/>
        <chart:plot-area chart:style-name="ch4" table:cell-range-address="Hoja1.A2:Hoja1.A6 Hoja1.C2:Hoja1.C6 Hoja1.G2:Hoja1.G6" chart:data-source-has-labels="row" svg:x="0.32cm" svg:y="1.275cm" svg:width="11.529cm" svg:height="7.545cm">
          <chartooo:coordinate-region svg:x="1.047cm" svg:y="1.474cm" svg:width="10.56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3:Hoja1.C6" chart:label-cell-address="Hoja1.C2:Hoja1.C2" chart:class="chart:scatter">
            <chart:domain table:cell-range-address="Hoja1.A3:Hoja1.A6"/>
            <chart:data-point chart:repeated="4"/>
          </chart:series>
          <chart:series chart:style-name="ch8" chart:values-cell-range-address="Hoja1.G3:Hoja1.G6" chart:label-cell-address="Hoja1.G2:Hoja1.G2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anancia 50000</text:p>
                <draw:g>
                  <svg:desc>Hoja1.C2:Hoja1.C2</svg:desc>
                </draw:g>
              </table:table-cell>
              <table:table-cell office:value-type="string">
                <text:p>Ganancia 20000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6</svg:desc>
                </draw:g>
              </table:table-cell>
              <table:table-cell office:value-type="float" office:value="1">
                <text:p>1</text:p>
                <draw:g>
                  <svg:desc>Hoja1.C3:Hoja1.C6</svg:desc>
                </draw:g>
              </table:table-cell>
              <table:table-cell office:value-type="float" office:value="0.255958019301786">
                <text:p>0.255958019301786</text:p>
                <draw:g>
                  <svg:desc>Hoja1.G3:Hoja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046508371423">
                <text:p>1.89046508371423</text:p>
              </table:table-cell>
              <table:table-cell office:value-type="float" office:value="0.462450936013741">
                <text:p>0.462450936013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69418978006529">
                <text:p>2.69418978006529</text:p>
              </table:table-cell>
              <table:table-cell office:value-type="float" office:value="0.629300233733577">
                <text:p>0.629300233733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1053499223637">
                <text:p>3.61053499223637</text:p>
              </table:table-cell>
              <table:table-cell office:value-type="float" office:value="0.803661677388765">
                <text:p>0.80366167738876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09cm" svg:y="0.316cm" chart:style-name="ch2">
          <text:p>Ganancia Atcgrid</text:p>
        </chart:title>
        <chart:legend chart:legend-position="end" svg:x="12.167cm" svg:y="3.954cm" style:legend-expansion="high" chart:style-name="ch3"/>
        <chart:plot-area chart:style-name="ch4" table:cell-range-address="Hoja1.A16:Hoja1.A28 Hoja1.C16:Hoja1.C28 Hoja1.G16:Hoja1.G28" chart:data-source-has-labels="row" svg:x="0.319cm" svg:y="1.275cm" svg:width="11.529cm" svg:height="7.55cm">
          <chartooo:coordinate-region svg:x="0.94cm" svg:y="1.474cm" svg:width="10.721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17:Hoja1.C28" chart:label-cell-address="Hoja1.C16:Hoja1.C16" chart:class="chart:scatter">
            <chart:domain table:cell-range-address="Hoja1.A17:Hoja1.A28"/>
            <chart:data-point chart:repeated="12"/>
          </chart:series>
          <chart:series chart:style-name="ch8" chart:values-cell-range-address="Hoja1.G17:Hoja1.G28" chart:label-cell-address="Hoja1.G16:Hoja1.G16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Ganancia 50000</text:p>
                <draw:g>
                  <svg:desc>Hoja1.C16:Hoja1.C16</svg:desc>
                </draw:g>
              </table:table-cell>
              <table:table-cell office:value-type="string">
                <text:p>Ganancia 20000</text:p>
                <draw:g>
                  <svg:desc>Hoja1.G16:Hoja1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7:Hoja1.A28</svg:desc>
                </draw:g>
              </table:table-cell>
              <table:table-cell office:value-type="float" office:value="1">
                <text:p>1</text:p>
                <draw:g>
                  <svg:desc>Hoja1.C17:Hoja1.C28</svg:desc>
                </draw:g>
              </table:table-cell>
              <table:table-cell office:value-type="float" office:value="1">
                <text:p>1</text:p>
                <draw:g>
                  <svg:desc>Hoja1.G17:Hoja1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54104675428296">
                <text:p>0.854104675428296</text:p>
              </table:table-cell>
              <table:table-cell office:value-type="float" office:value="2.06150136998421">
                <text:p>2.0615013699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4060582659456">
                <text:p>0.884060582659456</text:p>
              </table:table-cell>
              <table:table-cell office:value-type="float" office:value="2.06819171569403">
                <text:p>2.06819171569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10049457295394">
                <text:p>3.10049457295394</text:p>
              </table:table-cell>
              <table:table-cell office:value-type="float" office:value="0.637519248872856">
                <text:p>0.637519248872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5125130098281">
                <text:p>3.5125130098281</text:p>
              </table:table-cell>
              <table:table-cell office:value-type="float" office:value="13.828591564969">
                <text:p>13.828591564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61583583623939">
                <text:p>2.61583583623939</text:p>
              </table:table-cell>
              <table:table-cell office:value-type="float" office:value="1.77742020071992">
                <text:p>1.77742020071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50029714126609">
                <text:p>3.50029714126609</text:p>
              </table:table-cell>
              <table:table-cell office:value-type="float" office:value="2.52758577438481">
                <text:p>2.52758577438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94703617034846">
                <text:p>3.94703617034846</text:p>
              </table:table-cell>
              <table:table-cell office:value-type="float" office:value="4.59260856174931">
                <text:p>4.59260856174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70834888304582">
                <text:p>5.70834888304582</text:p>
              </table:table-cell>
              <table:table-cell office:value-type="float" office:value="45.4557093214656">
                <text:p>45.4557093214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03985892565378">
                <text:p>4.03985892565378</text:p>
              </table:table-cell>
              <table:table-cell office:value-type="float" office:value="1.86923080779972">
                <text:p>1.86923080779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33351480709919">
                <text:p>3.33351480709919</text:p>
              </table:table-cell>
              <table:table-cell office:value-type="float" office:value="1.51785841518652">
                <text:p>1.51785841518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10673549951969">
                <text:p>4.10673549951969</text:p>
              </table:table-cell>
              <table:table-cell office:value-type="float" office:value="1.60616348353575">
                <text:p>1.60616348353575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